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1cf3cd009c265b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tes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1cfa7d009bf917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test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1d1661009bd6368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tes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1d05e4009c1b1a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test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1cfb57009c233b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est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31cf3cb009c26358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test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1cfa87009bf9130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test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31d151f009bd6e5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st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31d05a6009c1ada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tes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31cfb64009c23748c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est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31cf3cc009c262c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test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31cfaa5009bf8e6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est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31d1640009bd603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test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1d05d1009c1b5b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test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31cfb8b009c235b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test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31cf3d1009c263f8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test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31cfab0009bf92c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test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31cff75009c093e8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test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31d168e009bd6078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test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31d058d009c1ae6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test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1cfb7c009c236b8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ila</text:p>
          </table:table-cell>
          <table:table-cell office:value-type="string" calcext:value-type="string">
            <text:p>test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1cf3c4009c26068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test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1cfa9f009bf8f5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test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1d159a009bd6538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test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31d05b8009c1b72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test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1cfb62009c239c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test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1cf3b9009c25ee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uisa</text:p>
          </table:table-cell>
          <table:table-cell office:value-type="string" calcext:value-type="string">
            <text:p>tes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1cfaa4009bf92c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test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31d1619009bd60f8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tes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1d00fe009c0111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est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1d0596009c1bf58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test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1cfb72009c23858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test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31cfac4009bf901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test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1cf3c4009c2628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rlene</text:p>
          </table:table-cell>
          <table:table-cell office:value-type="string" calcext:value-type="string">
            <text:p>test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1d15d1009bd6008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est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1d05d3009c1b12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lif</text:p>
          </table:table-cell>
          <table:table-cell office:value-type="string" calcext:value-type="string">
            <text:p>test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1cfb8c009c237b8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test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1cfa90009bf8d1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test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31cf3c6009c2600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test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31d161b009bd5e6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test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1d05cc009c1afa8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est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31cfb91009c23858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test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31cfa13009bf807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test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31cf3c7009c25d58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test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31d1585009bd65b8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hilipp</text:p>
          </table:table-cell>
          <table:table-cell office:value-type="string" calcext:value-type="string">
            <text:p>test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31d05b0009c1b129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test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1cfba0009c23788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test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1cfacc009bf91d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test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1cf3c0009c25d08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test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31d1630009bd67d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test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31d05e2009c1b1b8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test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31cfb9b009c235f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test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1cfab5009bf8aa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test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31cf3bd009c26558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test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31d0134009c0112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test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1d15e5009bd6f28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test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1d05be009c1b048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eonie</text:p>
          </table:table-cell>
          <table:table-cell office:value-type="string" calcext:value-type="string">
            <text:p>test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1cfba1009c23728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Johann</text:p>
          </table:table-cell>
          <table:table-cell office:value-type="string" calcext:value-type="string">
            <text:p>test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31cfac7009bf915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test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1cf3b9009c25e6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2T20:11:27.067459505</meta:creation-date>
    <dc:date>2023-02-22T20:27:09.766604549</dc:date>
    <meta:editing-duration>PT15M43S</meta:editing-duration>
    <meta:editing-cycles>1</meta:editing-cycles>
    <meta:document-statistic meta:table-count="1" meta:cell-count="300" meta:object-count="0"/>
    <meta:generator>LibreOffice/6.4.7.2$Linux_X86_64 LibreOffice_project/40$Build-2</meta:generator>
  </office:meta>
</office:document-meta>
</file>